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0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18:43.906781878</dc:date>
    <meta:editing-duration>P7DT20H39M42S</meta:editing-duration>
    <meta:editing-cycles>873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27" meta:non-whitespace-character-count="1928"/>
    <meta:user-defined meta:name="Info 1"/>
    <meta:user-defined meta:name="Info 2"/>
    <meta:user-defined meta:name="Info 3"/>
    <meta:user-defined meta:name="Info 4"/>
  </office:meta>
</office:document-meta>
</file>